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1.249cm" style:auto-text-indent="false"/>
    </style:style>
    <style:style style:name="P2" style:family="paragraph" style:parent-style-name="Standard" style:master-page-name="Standard">
      <style:paragraph-properties fo:margin-left="0cm" fo:margin-right="0cm" fo:text-align="start" style:justify-single-word="false" fo:text-indent="1.24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 <text:s text:c="7"/>Algorithme pendant une partie : <text:s/></text:p>
      <text:p text:style-name="P1"/>
      <text:p text:style-name="P1">1 :Le joueur 1 appuie sur l’écran </text:p>
      <text:p text:style-name="P1">2 :Les données des coordonnées sont transmises au micro contrôleur 1 . </text:p>
      <text:p text:style-name="Standard"><text:s text:c="15"/>3 : Le micro contrôleur 1 transmet les données au deuxième micro contrôleur grâce a </text:p>
      <text:p text:style-name="P1">l’envoyeur / récepteur Bluetooth </text:p>
      <text:p text:style-name="P1">4: L'envoyeur / récepteur bluetooth 2 envoie une confirmation de récéption a L'envoyeur / <text:tab/>récepteur bluetooth 1</text:p>
      <text:p text:style-name="Standard"><text:s text:c="15"/>5 : le micro contrôleur 2 transmet les données de la vérification de la case touchée au <text:s text:c="41"/><text:tab/>premier micro contrôleur grâce a l’envoyeur/ récepteur Bluetooth</text:p>
      <text:p text:style-name="Standard"><text:s text:c="12"/><text:tab/>6 : Les joueurs 1 et 2 voient la case touchée par le joueur 1 <text:s/></text:p>
      <text:p text:style-name="Standard"><text:tab/>7: le joueur 2 appuie sur l’écran</text:p>
      <text:p text:style-name="P1">8 :Les données des coordonnées sont transmises au micro contrôleur 2 . </text:p>
      <text:p text:style-name="Standard"><text:s text:c="15"/>9 : Le micro contrôleur 2 transmet les données au premier micro contrôleur <text:s/>grâce a </text:p>
      <text:p text:style-name="P1">l’envoyeur / récepteur Bluetooth </text:p>
      <text:p text:style-name="P1">10 :L'envoyeur / récepteur bluetooth 1 envoie une confirmation de récéption a L'envoyeur / <text:tab/>récepteur bluetooth 2</text:p>
      <text:p text:style-name="Standard"><text:s text:c="15"/>11 : le micro contrôleur 1 transmet les données de la vérification de la case touchée au <text:tab/>deuxième micro contrôleur grâce a l’envoyeur/ récepteur Bluetooth <text:s/></text:p>
      <text:p text:style-name="Standard"><text:s text:c="12"/><text:tab/>12 : Les joueur 1 et 2 voient la case touchée par le joueur 2</text:p>
      <text:p text:style-name="Standard"><text:tab/></text:p>
      <text:p text:style-name="Standard"/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4</meta:initial-creator>
    <meta:editing-cycles>3</meta:editing-cycles>
    <meta:creation-date>2017-01-16T13:41:00</meta:creation-date>
    <dc:date>2017-01-17T16:29:17.84</dc:date>
    <meta:editing-duration>PT48M47S</meta:editing-duration>
    <meta:generator>OpenOffice/4.1.0$Win32 OpenOffice.org_project/410m18$Build-9764</meta:generator>
    <meta:document-statistic meta:table-count="0" meta:image-count="0" meta:object-count="0" meta:page-count="1" meta:paragraph-count="17" meta:word-count="195" meta:character-count="1276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